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नमस्कार पळोवया प्रुडंट खबरो</text:p>
      <text:p>नाटकां तियात्रांकय जीएसटी 20 लाखांवयर गल्लो करपी नाटक तियात्रांक 18% इतलो तेंप आशिल्ली सूट आदले भशेन गोंय सरकार दिवंक शकना सवलती तियात्रिस्तांचे कपलाक आटयो.</text:p>
      <text:p>कॉंग्रेसीची बीजेपी एक्स्पोजे मोहीम गोंयांत शहाचे पुताचे शॅल कंपनीवेल्यान मोदीचेर बाण बीजेपीचे मंत्री मुख्यमंत्र्यांचे फामिलींतल्यो शॅल कंपन्यो पब्लिक करच्यो म्हूण मागणी</text:p>
      <text:p>गोंयकार आर्मि ऑफिसर अमित परब लश्करांत कर्नल 17 वर्सांचे लश्करी कारकीर्दींत चार प्रोमोशनां पाकिस्तानी घुसखोर दहशतवाद्यांचे एनकावंटर सेना मॅडलाचोय भौमान.</text:p>
      <text:p>शिरडी साई संस्थानांतल्यो साई पादूका गोंयात साई समाधीची शती पूर्ती पत्रादेवीसावन पणजे मिरवणूक शुक्रारा बांबोळे दीसभर स्टेडियमार साईपादुका दर्शन सुवाळो.</text:p>
      <text:p>आनी</text:p>
      <text:p>वर्साक 20 लाखांवयर गल्लो करपी तियात्रां आऩी नाटकांक जीएसटी लागू. 20 लाखां वयर धंदो गेलो काय 18%जीएसटी भरपाचो. आदीं एन्टरटेनमॅन्ट टॅक्सांत गोंय सरकार सूट दितालो. आतां जीएसटींत दिवंक मेळना. गोंयात वर्साक सादारण पन्नाशेक तरी तियात्रां तयार जाता. टर्नओव्हरुय बरो जाता आनी येणावळ जाळवणदारांमदीं वाटून वता. तियात्र वा नाटक जीएसटी स्लॅबांत पावल्यार गणितां हालतलीं हें निश्चित. स्पेशल रिर्पोट.</text:p>
      <text:p>घेवया एक ब्रेक</text:p>
      <text:p>प्रधानमंत्री मोदीचो खास मनीस बीजेपीचो अध्यक्ष अमीत शहाचो पूतच शॅल कंपनीचेर एक्स्पोज जाला. मोदीक खबर नासतना ही गजाल जावंकूच शकना. आतां जय शहाचीय शॅल कंपनी बंद करतलो काय कितें. तशेंच बीजेपीचे मंत्री मुख्यमंत्र्यांक तांचे फामिलींतल्यो शॅल कंपन्यो पब्लिक करुंक लायतलो काय कितें म्हूण कॉंग्रेसीचो प्रस्न. एआयसीसीची प्रियांका चतुर्वेदी बीजेपी एक्स्पोजे मोहीमेचेर गोंयांत पावली.</text:p>
      <text:p>गोंयकार आर्मि ऑफिसर अमित परबाक लश्करांत कर्नल म्हूण प्रोमोशन मेळ्ळां. 17 वर्सांचे लश्करी कारकीर्दींत चार प्रोमोशनां जोडलीं. पाकिस्तानी घुसखोर दहशतवाद्यांचे एनकावंटर करून तांकां जन्नत दाखोवपी लॅफ्टनंट कर्नलाक सेना मॅडलाचो भौमान आनी कर्नलाचे पोजिसांव जाहीर जालां. राजपूत रॅजीमेंटाचो गोंयकार ऑफिसर सद्याक मणीपुरांत पोस्टेड आसा. ताका आतां सिक्कीमांत कमाडिंग ऑफिसर म्हूण धाडटले.</text:p>
      <text:p>घेवया एक ब्रेक</text:p>
      <text:p>साई पादूका गोंयात पावल्यो. शिरडी साई संस्थानांतल्यान आयल्ल्या पादुकांक पत्रादेवी येवकार दिले उपरांत मिरवणूकीन पादूका बांबोळे श्यामाप्रसाद मुखर्जी स्टेडीयमार हाडल्यो. पत्रादेवी ते बांबोळेचे वाटेर वेगवेगळ्या सुवातींचेर साई पादूकांचें दर्शन घेवंक वेवस्था केल्ली. शुक्रारा बांबोळे दीसभर स्टेडियमार काकड आरती धुपारती शेजारती आनी भजन दवरलां.</text:p>
      <text:p>कळंगुटची पंचायत शॅकवाल्यांक नेम थारायता. स्ट्रक्चर रस्त्याकडच्यान तीन मिटर पयस आसचें पडटलें. शॅकाक पार्किंग वेवस्था आसची पडटली. पंचायतीची टूरिझमाचे आनी प्रायव्हेट प्रॉपर्टींतल्या शॅकवाल्यांबरोबर ब्रेस्तारा मिटींग जाली. दर टूरिस्ट सिझनांत शॅकांचे लायसनाचो टूरिझम खातें गोंदोळ घालतालें. अंदू मात सिझन सुरु जातनाच टायमार लायसनां वाटलीं म्हूण शॅकवाले उमेदीर.</text:p>
      <text:p>घेवया एक ब्रेक</text:p>
      <text:p>होणा पंचायतीन लोकांक नाका आसतना मोबायल टॉवर घाला. मोबायल कंपनी आनी पंचायतीन मेळून सॅटींग केलां म्हूण थळाव्यांचो आरोप. टॉवर बसोवचें पयली लोकानी पंचायतीक तो नाका म्हूण अर्जुय केल्लो. मंगळारा रातीभीतर टॉवर उबो केला म्हूण लोक बोवाळ मारता.</text:p>
      <text:p>यूनिव्हर्सिटीच्या प्राध्यापकांकूय सॅवन्थ पे. मोदी सरकाराची प्राध्यपकांक दिवाळेची भेट. केंद्रीय एचआरडी मंत्रालयान 7वे वेतन आयोगाची स्केल राज्य आनी केंद्रीय युनिवर्सिटीचे प्राध्यापकांक लागू करपाचो निर्णय घेतला. केंद्रीय एचआरडी मंत्री प्रकाश जावडेकारान मंत्रीमंडळ बसके उपरांतपत्रकारांक ही गजाल सांगली.</text:p>
      <text:p>हरमल पॅड्लरांचेर रेड मारूंक गेल्लेकडेन एनसीबी आनी पुलीस टिमीचेर आयिल्ले आंगलटाचे प्रकरणांत म्हापसा पुलिसांचे ड्युटी मास्टराक सस्पॅन्ड केला. सस्पॅन्ड केला तो कॉन्स्टेबल विजय नायक. एसपीची मान्यताय नासतना खंय तीग पुलीस एनसीबीबरोबर रेडीक गेले. रेड आंगलट आयले उपरांत एनसीबीचे एसपीक हवेंत फायरिंग करची पडिल्ली.डीव्हाएसपीन दिल्ले रिपोर्टाचेर ड्युटी मास्टराक सस्पॅन्ड केलो</text:p>
      <text:p>घेवया एक ब्रेक</text:p>
      <text:p>एफ सी गोवा प्रीसिझन ट्रेनींग करपाक सध्या स्पेनात आसात. हांगां सावन वचून तांका चार दिस जाले. स्पॅनीश कोच सर्जिओ लोबेराच्या मार्गदर्शना खाला एफसी गोवा थय ब्रेस्तारा रातची पयंली प्रॅक्टीस मँच खेऴपाचो आसा.</text:p>
      <text:p>आतां पळोवया गोंयच्या बाकीच्या बाकीच्या वाठारांतल्यो कांय खबरो.</text:p>
      <text:p>हें बुलॅटिन हांगांच सोंपता ह्यो खबरो तुमकां प्रुडंट वॉट्सॅप ट्विटर फेसबूक आनी प्रुडंट व्हॅबसायटीचेर लायव्ह मेळटात प्रुडंटाक फॉलो करा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